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L1">
      <style:text-properties fo:font-size="18pt" style:font-size-asian="18pt" style:font-size-complex="18pt"/>
    </style:style>
    <style:style style:name="P3" style:family="paragraph" style:parent-style-name="Standard">
      <style:text-properties fo:font-size="32pt" style:font-size-asian="32pt" style:font-size-complex="32pt"/>
    </style:style>
    <style:style style:name="P4" style:family="paragraph" style:parent-style-name="Standard" style:list-style-name="L2"/>
    <style:style style:name="P5" style:family="paragraph" style:parent-style-name="Standard" style:list-style-name="L1"/>
    <style:style style:name="P6" style:family="paragraph" style:parent-style-name="Standard" style:list-style-name="L2">
      <style:paragraph-properties fo:text-align="center" style:justify-single-word="false"/>
    </style:style>
    <style:style style:name="P7" style:family="paragraph" style:parent-style-name="Standard" style:list-style-name="L3">
      <style:paragraph-properties fo:text-align="center" style:justify-single-word="false"/>
    </style:style>
    <style:style style:name="P8" style:family="paragraph" style:parent-style-name="Standard" style:list-style-name="L3"/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 style:list-style-name="L2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Narshfar: </text:p>
      <text:p text:style-name="P1"><text:tab/><text:span text:style-name="T1">Gaming community (Not as a last thought) Social media for gamer. </text:span></text:p>
      <text:list xml:id="list7892490253048349310" text:style-name="L1">
        <text:list-item>
          <text:p text:style-name="P2"><text:span text:style-name="T1">Not as much as a full on platform, but a central hub. (Link FB and twitter to Narshfar) <text:line-break/>Definitely more interaction. Personal interaction between everyone.<text:line-break/>Have our own Jargon (Adventure – Tag Narshfarians in videos and you get rewarded.) </text:span></text:p>
        </text:list-item>
        <text:list-item>
          <text:p text:style-name="P5"><text:span text:style-name="T1">Community control (Nicer community)</text:span></text:p>
          <text:p text:style-name="P5"><text:span text:style-name="T1"/></text:p>
        </text:list-item>
      </text:list>
      <text:list xml:id="list6784532814929574057" text:style-name="L2">
        <text:list-header>
          <text:p text:style-name="P11"><text:span text:style-name="T2">Specific Models:</text:span></text:p>
          <text:p text:style-name="P6"><text:span text:style-name="T3"/></text:p>
        </text:list-header>
        <text:list-item>
          <text:p text:style-name="P4">Building Website from models up </text:p>
          <text:list>
            <text:list-item>
              <text:p text:style-name="P4">Every attributes That can be given that can be written down </text:p>
              <text:list>
                <text:list-item>
                  <text:p text:style-name="P4">(Name, rank, friends, Coins, posts, Likes, subs, adventures, comments, shares)</text:p>
                  <text:p text:style-name="P4"/>
                </text:list-item>
              </text:list>
            </text:list-item>
          </text:list>
          <text:p text:style-name="P12">When I log in to Narshfar.com What should I see? </text:p>
          <text:p text:style-name="P6"><text:span text:style-name="T2"/></text:p>
        </text:list-item>
        <text:list-item>
          <text:p text:style-name="P4">Suggestions based on Activity</text:p>
          <text:list>
            <text:list-item>
              <text:p text:style-name="P4">Coins, Name, Rank.</text:p>
            </text:list-item>
            <text:list-item>
              <text:p text:style-name="P4">Narshfar News </text:p>
            </text:list-item>
            <text:list-item>
              <text:p text:style-name="P4">Random / Promoted lin</text:p>
            </text:list-item>
            <text:list-item>
              <text:p text:style-name="P4"/>
            </text:list-item>
          </text:list>
          <text:p text:style-name="P12">Content</text:p>
          <text:p text:style-name="P6"><text:span text:style-name="T2"/></text:p>
        </text:list-item>
        <text:list-item>
          <text:p text:style-name="P4">Adventures (videos)</text:p>
        </text:list-item>
        <text:list-item>
          <text:p text:style-name="P4">Vlogs/Blogs</text:p>
          <text:list>
            <text:list-item>
              <text:p text:style-name="P4">A-Logs</text:p>
            </text:list-item>
            <text:list-item>
              <text:p text:style-name="P4">Guide</text:p>
              <text:list>
                <text:list-item>
                  <text:p text:style-name="P4">Tech</text:p>
                </text:list-item>
                <text:list-item>
                  <text:p text:style-name="P4">Life tips</text:p>
                </text:list-item>
              </text:list>
            </text:list-item>
            <text:list-item>
              <text:p text:style-name="P4">Lives (If ya want)</text:p>
            </text:list-item>
            <text:list-item>
              <text:p text:style-name="P4">Podcast</text:p>
              <text:list>
                <text:list-item>
                  <text:p text:style-name="P4">Official Narshfar Podcast</text:p>
                </text:list-item>
              </text:list>
            </text:list-item>
            <text:list-item>
              <text:p text:style-name="P4">Art</text:p>
            </text:list-item>
            <text:list-item>
              <text:p text:style-name="P4">Polls</text:p>
              <text:list>
                <text:list-item>
                  <text:p text:style-name="P4">User started polls. </text:p>
                  <text:p text:style-name="P4"/>
                </text:list-item>
              </text:list>
            </text:list-item>
          </text:list>
          <text:p text:style-name="P12">Control</text:p>
          <text:p text:style-name="P6"><text:span text:style-name="T2"/></text:p>
        </text:list-item>
        <text:list-item>
          <text:p text:style-name="P4">Tough Rules</text:p>
          <text:list>
            <text:list-item>
              <text:p text:style-name="P4">The more you do the more power you have</text:p>
            </text:list-item>
            <text:list-item>
              <text:p text:style-name="P4">Will have moderators (Through a selection)<text:tab/><text:tab/></text:p>
            </text:list-item>
          </text:list>
        </text:list-item>
      </text:list>
      <text:list xml:id="list2118886771500099285" text:style-name="L3">
        <text:list-header>
          <text:p text:style-name="P7"><text:span text:style-name="T2"/></text:p>
        </text:list-header>
      </text:list>
      <text:list xml:id="list42228888" text:continue-list="list6784532814929574057" text:style-name="L2">
        <text:list-header>
          <text:p text:style-name="P12"><text:soft-page-break/>Random</text:p>
        </text:list-header>
      </text:list>
      <text:list xml:id="list42231900" text:continue-list="list2118886771500099285" text:style-name="L3">
        <text:list-header>
          <text:p text:style-name="P7"><text:span text:style-name="T2"/></text:p>
        </text:list-header>
        <text:list-item>
          <text:p text:style-name="P9">Exp bar at the bottom</text:p>
        </text:list-item>
        <text:list-item>
          <text:p text:style-name="P8">Fading Feed link</text:p>
        </text:list-item>
        <text:list-item>
          <text:p text:style-name="P8">Tough rules</text:p>
        </text:list-item>
        <text:list-item>
          <text:p text:style-name="P8">Treat everyone with respect</text:p>
          <text:p text:style-name="P8"/>
        </text:list-item>
      </text:list>
      <text:list xml:id="list42204454" text:continue-list="list42228888" text:style-name="L2">
        <text:list-header>
          <text:p text:style-name="P12">Suites</text:p>
        </text:list-header>
      </text:list>
      <text:list xml:id="list42225462" text:continue-list="list42231900" text:style-name="L3">
        <text:list-header>
          <text:p text:style-name="P10"/>
        </text:list-header>
        <text:list-item>
          <text:p text:style-name="P8">Sign in on the sweet</text:p>
        </text:list-item>
        <text:list-item>
          <text:p text:style-name="P8">List of all the people playing specific games</text:p>
        </text:list-item>
        <text:list-item>
          <text:p text:style-name="P8">Program sweet (Record and post straight to Narshfar) </text:p>
          <text:list>
            <text:list-item>
              <text:p text:style-name="P8"><text:s/>Packaged</text:p>
            </text:list-item>
            <text:list-item>
              <text:p text:style-name="P8">Looking for Friends (Players) </text:p>
              <text:list>
                <text:list-item>
                  <text:p text:style-name="P8">List of everyone who's playing. (Xbox live beacons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kyler Barnhart</meta:initial-creator>
    <meta:creation-date>2015-03-24T21:05:54.45</meta:creation-date>
    <dc:date>2015-03-24T22:05:34.01</dc:date>
    <dc:creator>Skyler Barnhart</dc:creator>
    <meta:editing-duration>PT28M5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42" meta:word-count="238" meta:character-count="1252"/>
  </office:meta>
</office:document-meta>
</file>